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>
            <draw:frame table:end-cell-address="Sheet1.J22" table:end-x="0.293cm" table:end-y="0.243cm" draw:z-index="0" draw:style-name="gr1" draw:text-style-name="P1" svg:width="15.999cm" svg:height="8.999cm" svg:x="0.101cm" svg:y="0.1cm">
              <draw:object draw:notify-on-update-of-ranges="Sheet1.A2:Sheet1.A27 Sheet1.B1:Sheet1.B1 Sheet1.B2:Sheet1.B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72275900840759">
            <text:p>0.017227590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14546517133713">
            <text:p>3.145465171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5.3684864997864">
            <text:p>15.3684864998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6.7082034230232">
            <text:p>26.70820342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3.5118485212326">
            <text:p>43.5118485212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0.5796372056007">
            <text:p>70.5796372056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1.332626819611">
            <text:p>101.3326268196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47.502716910839">
            <text:p>147.5027169108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8.764302802086">
            <text:p>208.7643028021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45.66250128746">
            <text:p>245.662501287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4.744420528412">
            <text:p>314.7444205284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408.141049087048">
            <text:p>408.14104908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1.794985806942">
            <text:p>571.7949858069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591.412551879883">
            <text:p>591.4125518799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15.833870887756">
            <text:p>715.8338708878</text:p>
          </table:table-cell>
          <table:table-cell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848.765004098415">
            <text:p>848.7650040984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5.07090818882">
            <text:p>985.0709081888</text:p>
          </table:table-cell>
          <table:table-cell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1144.41659522057">
            <text:p>1144.4165952206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19.28435890675">
            <text:p>1419.2843589068</text:p>
          </table:table-cell>
          <table:table-cell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1446.90921587944">
            <text:p>1446.9092158794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33.13597199917">
            <text:p>2133.1359719992</text:p>
          </table:table-cell>
          <table:table-cell/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2229.14201331139">
            <text:p>2229.1420133114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500.0689267993">
            <text:p>3500.0689267993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3854.30638139248">
            <text:p>3854.3063813925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779.22953310013">
            <text:p>4779.2295331001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float" office:value="7173.7385150075">
            <text:p>7173.738515007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15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5:56:58</dc:date>
    <dc:creator>Tom Lightfoot</dc:creator>
    <meta:document-statistic meta:table-count="1" meta:cell-count="54" meta:object-count="1"/>
    <meta:generator>OpenOffice/4.1.5$Unix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09cm" svg:y="4.203cm" style:legend-expansion="high" chart:style-name="ch2"/>
        <chart:plot-area chart:style-name="ch3" table:cell-range-address="Sheet1.A1:Sheet1.B27" chart:data-source-has-labels="both" svg:x="0.77cm" svg:y="0.855cm" svg:width="11.099cm" svg:height="7.545cm">
          <chartooo:coordinate-region svg:x="1.806cm" svg:y="1.052cm" svg:width="10.056cm" svg:height="6.311cm"/>
          <chart:axis chart:dimension="x" chart:name="primary-x" chart:style-name="ch4" chartooo:axis-type="auto">
            <chartooo:date-scale/>
            <chart:categories table:cell-range-address="Sheet1.A2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7" chart:label-cell-address="Sheet1.B1:Sheet1.B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7</svg:desc>
                </draw:g>
              </table:table-cell>
              <table:table-cell office:value-type="float" office:value="0.0172275900840759">
                <text:p>0.0172275900840759</text:p>
                <draw:g>
                  <svg:desc>Sheet1.B2:Sheet1.B2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14546517133713">
                <text:p>3.145465171337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.3684864997864">
                <text:p>15.368486499786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6.7082034230232">
                <text:p>26.70820342302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3.5118485212326">
                <text:p>43.511848521232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0.5796372056007">
                <text:p>70.57963720560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1.332626819611">
                <text:p>101.33262681961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47.502716910839">
                <text:p>147.50271691083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8.764302802086">
                <text:p>208.76430280208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45.66250128746">
                <text:p>245.6625012874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14.744420528412">
                <text:p>314.744420528412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08.141049087048">
                <text:p>408.14104908704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71.794985806942">
                <text:p>571.79498580694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91.412551879883">
                <text:p>591.41255187988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15.833870887756">
                <text:p>715.833870887756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848.765004098415">
                <text:p>848.7650040984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85.07090818882">
                <text:p>985.0709081888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1144.41659522057">
                <text:p>1144.4165952205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419.28435890675">
                <text:p>1419.28435890675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446.90921587944">
                <text:p>1446.9092158794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33.13597199917">
                <text:p>2133.13597199917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2229.14201331139">
                <text:p>2229.1420133113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500.0689267993">
                <text:p>3500.0689267993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854.30638139248">
                <text:p>3854.3063813924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779.22953310013">
                <text:p>4779.22953310013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7173.7385150075">
                <text:p>7173.7385150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